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gr4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2cm" svg:x="6.9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1.6cm" svg:x="5.4cm" svg:y="4.4cm">
          <text:p text:style-name="P1">GET WorkHour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7cm" svg:height="1.6cm" svg:x="5cm" svg:y="6.7cm">
          <text:p text:style-name="P1">GET HourlyWag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0cm" svg:height="1.6cm" svg:x="4.1cm" svg:y="12.5cm">
          <text:p text:style-name="P1">Pay ← WorkHours * HourlyWag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7cm" svg:height="1.6cm" svg:x="4.8cm" svg:y="15cm">
          <text:p text:style-name="P1">PUT “You will receive “ + Pa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2cm" svg:x="6.1cm" svg:y="17.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9cm" svg:y1="3.8cm" svg:x2="9.9cm" svg:y2="4.5cm">
          <text:p/>
        </draw:line>
        <draw:line draw:style-name="gr2" draw:text-style-name="P1" draw:layer="layout" svg:x1="9.8cm" svg:y1="6cm" svg:x2="9.8cm" svg:y2="6.7cm">
          <text:p/>
        </draw:line>
        <draw:line draw:style-name="gr2" draw:text-style-name="P1" draw:layer="layout" svg:x1="9.5cm" svg:y1="8.3cm" svg:x2="9.5cm" svg:y2="9.3cm">
          <text:p/>
        </draw:line>
        <draw:line draw:style-name="gr2" draw:text-style-name="P1" draw:layer="layout" svg:x1="9.3cm" svg:y1="14.1cm" svg:x2="9.3cm" svg:y2="15cm">
          <text:p/>
        </draw:line>
        <draw:line draw:style-name="gr2" draw:text-style-name="P1" draw:layer="layout" svg:x1="9.2cm" svg:y1="16.6cm" svg:x2="9.2cm" svg:y2="17.4cm">
          <text:p/>
        </draw:line>
        <draw:custom-shape draw:style-name="gr1" draw:text-style-name="P1" draw:layer="layout" svg:width="1.8cm" svg:height="1.6cm" svg:x="8.622cm" svg:y="9.34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5cm" svg:y1="11cm" svg:x2="9.5cm" svg:y2="12.5cm">
          <text:p/>
        </draw:line>
        <draw:line draw:style-name="gr2" draw:text-style-name="P1" draw:layer="layout" svg:x1="10.4cm" svg:y1="10.2cm" svg:x2="12.4cm" svg:y2="10.2cm">
          <text:p/>
        </draw:line>
        <draw:frame draw:style-name="gr3" draw:layer="layout" svg:width="1.2cm" svg:height="0.962cm" svg:x="9.5cm" svg:y="10.938cm">
          <draw:text-box>
            <text:p>T</text:p>
          </draw:text-box>
        </draw:frame>
        <draw:frame draw:style-name="gr3" draw:layer="layout" svg:width="1.2cm" svg:height="0.962cm" svg:x="10.4cm" svg:y="9.4cm">
          <draw:text-box>
            <text:p>F</text:p>
          </draw:text-box>
        </draw:frame>
        <draw:custom-shape draw:style-name="gr1" draw:text-style-name="P1" draw:layer="layout" svg:width="8.7cm" svg:height="1.6cm" svg:x="11.6cm" svg:y="9.4cm">
          <text:p text:style-name="P1">PUT “You work too</text:p>
          <text:p text:style-name="P1">many/not enough hours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4" draw:text-style-name="P1" draw:layer="layout" svg:x1="16.7cm" svg:y1="11cm" svg:x2="16.6cm" svg:y2="18.6cm">
            <text:p/>
          </draw:line>
          <draw:line draw:style-name="gr2" draw:text-style-name="P1" draw:layer="layout" svg:x1="16.6cm" svg:y1="18.6cm" svg:x2="11.9cm" svg:y2="18.6cm">
            <text:p/>
          </draw:line>
        </draw:g>
        <draw:frame draw:style-name="standard" draw:layer="layout" svg:width="18.999cm" svg:height="3.626cm" svg:x="0.981cm" svg:y="25.16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">Key</text:p>
              </table:table-cell>
              <table:covered-table-cell/>
            </table:table-row>
            <table:table-row table:style-name="ro1" table:default-cell-style-name="ce2">
              <table:table-cell>
                <text:p>1</text:p>
              </table:table-cell>
              <table:table-cell>
                <text:p>WorkHours &lt;0 or WorkHours &gt;60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1:40:44.851000000</meta:creation-date>
    <dc:date>2014-10-06T12:14:22.090000000</dc:date>
    <meta:editing-duration>PT7M2S</meta:editing-duration>
    <meta:editing-cycles>6</meta:editing-cycles>
    <meta:generator>LibreOffice/4.2.5.2$Windows_x86 LibreOffice_project/61cb170a04bb1f12e77c884eab9192be736ec5f5</meta:generator>
    <meta:document-statistic meta:object-count="21"/>
  </office:meta>
</office:document-meta>
</file>